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b4a" officeooo:paragraph-rsid="00144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ное окно приложения.</text:p>
      <text:p text:style-name="P1">Должен быть выбор: опыт, дневник, проекты, резюме. Слева можно сделать область для выбора, а в центре описание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21:14:52.230768619</meta:creation-date>
    <dc:date>2017-08-12T21:19:08.206593968</dc:date>
    <meta:editing-duration>PT4M18S</meta:editing-duration>
    <meta:editing-cycles>1</meta:editing-cycles>
    <meta:document-statistic meta:table-count="0" meta:image-count="0" meta:object-count="0" meta:page-count="1" meta:paragraph-count="2" meta:word-count="21" meta:character-count="145" meta:non-whitespace-character-count="126"/>
    <meta:generator>LibreOffice/5.1.6.2$Linux_X86_64 LibreOffice_project/10m0$Build-2</meta:generator>
  </office:meta>
</office:document-meta>
</file>